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3.84mm"/>
    </style:style>
    <style:style style:name="co2" style:family="table-column">
      <style:table-column-properties fo:break-before="auto" style:column-width="10.53mm"/>
    </style:style>
    <style:style style:name="co3" style:family="table-column">
      <style:table-column-properties fo:break-before="auto" style:column-width="172.46mm"/>
    </style:style>
    <style:style style:name="co4" style:family="table-column">
      <style:table-column-properties fo:break-before="auto" style:column-width="21.57mm"/>
    </style:style>
    <style:style style:name="co5" style:family="table-column">
      <style:table-column-properties fo:break-before="auto" style:column-width="46.2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26.56mm"/>
    </style:style>
    <style:style style:name="co9" style:family="table-column">
      <style:table-column-properties fo:break-before="auto" style:column-width="88.37mm"/>
    </style:style>
    <style:style style:name="co10" style:family="table-column">
      <style:table-column-properties fo:break-before="auto" style:column-width="30.48mm"/>
    </style:style>
    <style:style style:name="co11" style:family="table-column">
      <style:table-column-properties fo:break-before="auto" style:column-width="50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seli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RELEVA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ICMA</text:p>
          </table:table-cell>
          <table:table-cell office:value-type="string" calcext:value-type="string">
            <text:p>LICMA COMMENT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COGNICRYPT COMMENT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CRYPTOGUARD COMMENT</text:p>
          </table:table-cell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ICase10.jav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ipher cipher = Cipher.getInstance(String.valueOf(crypto)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ICase11.jav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ipher cipher = Cipher.getInstance(crypto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ICase12.jav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ipher cipher = Cipher.getInstance(crypto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fish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ICase13.jav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ipher cipher = Cipher.getInstance(crypto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C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ICase14.jav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ipher cipher = Cipher.getInstance(crypto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C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ICase15.jav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ipher cipher = Cipher.getInstance(crypto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ICase1.ja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pher cipher = Cipher.getInstance(crypto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ICase2.ja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pher cipher = Cipher.getInstance(crypto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fish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ICase3.ja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pher cipher = Cipher.getInstance(crypto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C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ICase4.ja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pher cipher = Cipher.getInstance(crypto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C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ICase5.jav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ipher cipher = Cipher.getInstance(String.valueOf(crypto)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ested method call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ICase6.jav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ipher cipher = Cipher.getInstance(String.valueOf(crypto)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fish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ICase7.jav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ipher cipher = Cipher.getInstance(String.valueOf(crypto)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C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ICase8.jav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ipher cipher = Cipher.getInstance(String.valueOf(crypto)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C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ICase9.ja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pher cipher = Cipher.getInstance(crypto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MC1.ja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pher cipher = Cipher.getInstance(crypto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ltiple class example with DES, only detected because of warning identifica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MC2.ja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pher cipher = Cipher.getInstance(crypto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ltiple class example with blowfish, just interesting for LICMA as warning examp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MC3.ja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pher cipher = Cipher.getInstance(crypto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ltiple class example with RC4, just interesting for LICMA as warning example (in other class RC4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MC4.ja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pher cipher = Cipher.getInstance(crypto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ltiple class example with RC2, just interesting for LICMA as warning example (in other class RC4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MC5.ja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pher cipher = Cipher.getInstance(crypto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ltiple class example with IDEA, just interesting for LICMA as warning example (in other class RC4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PSCase1.ja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pher cipher = Cipher.getInstance("DES/ECB/PKCS5Padding")</text:p>
          </table:table-cell>
          <table:table-cell office:value-type="string" calcext:value-type="string">
            <text:p>true negative</text:p>
          </table:table-cell>
          <table:table-cell office:value-type="string" calcext:value-type="string">
            <text:p>condi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PSCase1.jav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4"/>cipher = Cipher.getInstance("AES/CBC/PKCS5Padding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PSCase2.jav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pher cipher = Cipher.getInstance("Blowfish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 negative with Blowfish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PSCase2.jav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4"/>cipher = Cipher.getInstance("AES/CBC/PKCS5Padding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PSCase3.ja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pher cipher = Cipher.getInstance("RC4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 negative with RC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PSCase3.jav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4"/>cipher = Cipher.getInstance("AES/CBC/PKCS5Padding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PSCase4.ja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pher cipher = Cipher.getInstance("RC2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 negative with RC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PSCase4.jav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4"/>cipher = Cipher.getInstance("AES/CBC/PKCS5Padding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PSCase5.jav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pher cipher = Cipher.getInstance("IDEA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 negative with IDE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PSCase5.jav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4"/>cipher = Cipher.getInstance("AES/CBC/PKCS5Padding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SCase1.jav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ipher cipher = Cipher.getInstance(defaultAlgo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ested method cal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SCase2.jav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ipher cipher = Cipher.getInstance(defaultAlgo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fish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SCase3.jav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ipher cipher = Cipher.getInstance(defaultAlgo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C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SCase4.jav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ipher cipher = Cipher.getInstance(defaultAlgo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C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ABSCase5.jav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ipher cipher = Cipher.getInstance(defaultAlgo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BBCase1.jav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ipher cipher = Cipher.getInstance("DES/ECB/PKCS5Padding"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BBCase2.ja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pher cipher = Cipher.getInstance("Blowfish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fish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BBCase3.ja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pher cipher = Cipher.getInstance("RC4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C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BBCase4.ja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pher cipher = Cipher.getInstance("RC2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C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BBCase5.ja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pher cipher = Cipher.getInstance("IDEA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brokencrypto/BrokenCryptoCorrected.ja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pher cipher = Cipher.getInstance("AES/CBC/PKCS5Padding")</text:p>
          </table:table-cell>
          <table:table-cell office:value-type="string" calcext:value-type="string">
            <text:p>true negative</text:p>
          </table:table-cell>
          <table:table-cell office:value-type="string" calcext:value-type="string">
            <text:p>CB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ecbcrypto/EcbInSymmCryptoABICase1.ja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pher cipher = Cipher.getInstance(crypto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ecbcrypto/EcbInSymmCryptoABICase2.jav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ipher cipher = Cipher.getInstance(String.valueOf(crypto)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ested method cal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ecbcrypto/EcbInSymmCryptoABICase3.jav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ipher cipher = Cipher.getInstance(crypto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ecbcrypto/EcbInSymmCryptoABMC1.jav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ipher cipher = Cipher.getInstance(crypto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s warn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ecbcrypto/EcbInSymmCryptoABPSCase1.jav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pher cipher = Cipher.getInstance("AES/ECB/PKCS5Padding")</text:p>
          </table:table-cell>
          <table:table-cell office:value-type="string" calcext:value-type="string">
            <text:p>true negativ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ecbcrypto/EcbInSymmCryptoABPSCase1.jav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4"/>cipher = Cipher.getInstance("AES/CBC/PKCS5Padding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ecbcrypto/EcbInSymmCryptoABSCase1.jav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ipher cipher = Cipher.getInstance(passedAlgo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ondi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ecbcrypto/EcbInSymmCryptoBBCase1.ja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pher cipher = Cipher.getInstance("AES/ECB/PKCS5Padding"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ecbcrypto/EcbInSymmCryptoCorrected.ja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pher cipher = Cipher.getInstance("AES/CBC/PKCS5Padding")</text:p>
          </table:table-cell>
          <table:table-cell office:value-type="string" calcext:value-type="string">
            <text:p>true negative</text:p>
          </table:table-cell>
          <table:table-cell office:value-type="string" calcext:value-type="string">
            <text:p>CB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insecureasymmetriccrypto/InsecureAsymmetricCipherABICase1.jav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ipher cipher = Cipher.getInstance("RSA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insecureasymmetriccrypto/InsecureAsymmetricCipherABICase1.jav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ipher dec = Cipher.getInstance("RSA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insecureasymmetriccrypto/InsecureAsymmetricCipherABICase2.jav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ipher cipher = Cipher.getInstance("RSA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insecureasymmetriccrypto/InsecureAsymmetricCipherABICase2.jav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ipher dec = Cipher.getInstance("RSA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insecureasymmetriccrypto/InsecureAsymmetricCipherABICase3.jav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ipher cipher = Cipher.getInstance("RSA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insecureasymmetriccrypto/InsecureAsymmetricCipherABICase3.jav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ipher dec = Cipher.getInstance("RSA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insecureasymmetriccrypto/InsecureAsymmetricCipherABMC1.jav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ipher cipher = Cipher.getInstance("RSA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insecureasymmetriccrypto/InsecureAsymmetricCipherABMC1.jav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ipher dec = Cipher.getInstance("RSA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insecureasymmetriccrypto/InsecureAsymmetricCipherABPSCase1.jav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ipher cipher = Cipher.getInstance("RSA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insecureasymmetriccrypto/InsecureAsymmetricCipherBBCase1.jav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ipher cipher = Cipher.getInstance("RSA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insecureasymmetriccrypto/InsecureAsymmetricCipherBBCase1.jav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ipher dec = Cipher.getInstance("RSA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redictablecryptographickey/PredictableCryptographicKeyABSCase1.jav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ipher = Cipher.getInstance(algoSpec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redictablecryptographickey/PredictableCryptographicKeyCorrected.jav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ipher cipher = Cipher.getInstance("AES/CBC/PKCS5PADDING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staticinitializationvector/StaticInitializationVectorABHCase1.jav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ipher cipher = Cipher.getInstance("AES/CBC/PKCS5Padding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staticinitializationvector/StaticInitializationVectorABHCase2.jav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ipher cipher = Cipher.getInstance("AES/CBC/PKCS5Padding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staticinitializationvector/StaticInitializationVectorABICase1.jav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ipher cipher = Cipher.getInstance("AES/CBC/PKCS5Padding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staticinitializationvector/StaticInitializationVectorABICase2.jav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ipher cipher = Cipher.getInstance("AES/CBC/PKCS5Padding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staticinitializationvector/StaticInitializationVectorABICase3.jav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ipher cipher = Cipher.getInstance("AES/CBC/PKCS5Padding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staticinitializationvector/StaticInitializationVectorABMC1.jav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ipher cipher = Cipher.getInstance("AES/CBC/PKCS5Padding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staticinitializationvector/StaticInitializationVectorABPSCase1.ja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pher cipher = Cipher.getInstance("AES/CBC/PKCS5Padding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staticinitializationvector/StaticInitializationVectorABSCase1.jav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ipher cipher = Cipher.getInstance("AES/CBC/PKCS5Padding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staticinitializationvector/StaticInitializationVectorBBCase1.ja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pher cipher = Cipher.getInstance("AES/CBC/PKCS5Padding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staticinitializationvector/StaticInitializationVectorCorrected.jav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ipher cipher = Cipher.getInstance("AES/CBC/PKCS5Padding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staticinitializationvector/StaticInitializationVectorCorrected.jav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ipher cipher = Cipher.getInstance("AES/CBC/PKCS5Padding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staticinitializationvector/StaticInitializationVectorABHCase1.jav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vParameterSpec ivSpec = new IvParameterSpec(bytes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staticinitializationvector/StaticInitializationVectorABHCase2.jav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vParameterSpec ivSpec = new IvParameterSpec(bytes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ashMa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staticinitializationvector/StaticInitializationVectorABICase1.jav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vParameterSpec ivSpec = new IvParameterSpec(bytes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staticinitializationvector/StaticInitializationVectorABICase2.jav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vParameterSpec ivSpec = new IvParameterSpec(new byte[]{Byte.parseByte(String.valueOf(initialization))}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ested method cal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staticinitializationvector/StaticInitializationVectorABICase3.jav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vParameterSpec ivSpec = new IvParameterSpec(bytes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staticinitializationvector/StaticInitializationVectorABMC1.ja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vParameterSpec ivSpec = new IvParameterSpec(bytes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s warn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staticinitializationvector/StaticInitializationVectorABPSCase1.jav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vParameterSpec ivSpec = new IvParameterSpec(bytes)</text:p>
          </table:table-cell>
          <table:table-cell office:value-type="string" calcext:value-type="string">
            <text:p>true negativ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staticinitializationvector/StaticInitializationVectorABSCase1.jav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vParameterSpec ivSpec = new IvParameterSpec(passedIV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thod cal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staticinitializationvector/StaticInitializationVectorBBCase1.jav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vParameterSpec ivSpec = new IvParameterSpec(bytes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staticinitializationvector/StaticInitializationVectorCorrected.jav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vParameterSpec ivSpec = new IvParameterSpec(byte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staticinitializationvector/StaticInitializationVectorCorrected.jav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vParameterSpec ivSpec = new IvParameterSpec(bytes)</text:p>
          </table:table-cell>
          <table:table-cell office:value-type="string" calcext:value-type="string">
            <text:p>true negativ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redictablecryptographickey/PredictableCryptographicKeyABHCase1.jav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cretKeySpec keySpec = new SecretKeySpec(keyBytes, "AES"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thod cal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redictablecryptographickey/PredictableCryptographicKeyABHCase2.jav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cretKeySpec keySpec = new SecretKeySpec(keyBytes, "AES"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ashMa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redictablecryptographickey/PredictableCryptographicKeyABICase1.jav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cretKeySpec keySpec = new SecretKeySpec(keyBytes, "AES"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thod cal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redictablecryptographickey/PredictableCryptographicKeyABICase2.jav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cretKeySpec keySpec = new SecretKeySpec(keyBytes, "AES"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thod cal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redictablecryptographickey/PredictableCryptographicKeyABICase3.jav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cretKeySpec keySpec = new SecretKeySpec(keyBytes, "AES"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thod cal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redictablecryptographickey/PredictableCryptographicKeyABMC1.jav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cretKeySpec keySpec = new SecretKeySpec(keyBytes, "AES"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thod cal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redictablecryptographickey/PredictableCryptographicKeyABPSCase1.jav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cretKeySpec keySpec = new SecretKeySpec(keyBytes, "AES")</text:p>
          </table:table-cell>
          <table:table-cell office:value-type="string" calcext:value-type="string">
            <text:p>true negativ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redictablecryptographickey/PredictableCryptographicKeyABSCase1.jav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cretKeySpec keySpec = new SecretKeySpec(keyBytes,algo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thod call + condi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redictablecryptographickey/PredictableCryptographicKeyBBCase1.jav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cretKeySpec keySpec = new SecretKeySpec(keyBytes, "AES"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thod cal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redictablecryptographickey/PredictableCryptographicKeyCorrected.jav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cretKeySpec keySpec = new SecretKeySpec(keyBytes, "AES")</text:p>
          </table:table-cell>
          <table:table-cell office:value-type="string" calcext:value-type="string">
            <text:p>true negativ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redictablepbepassword/PredictablePBEPasswordABHCase1.jav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beKeySpec = new PBEKeySpec(new String(keyBytes).toCharArray(),salt,iterationCount,keyLength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thod cal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redictablepbepassword/PredictablePBEPasswordABHCase2.jav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beKeySpec = new PBEKeySpec(key.toCharArray(),salt,iterationCount,keyLength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ashMa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redictablepbepassword/PredictablePBEPasswordABICase1.jav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beKeySpec = new PBEKeySpec(password.toCharArray(),salt,iterationCount,keyLength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thod cal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redictablepbepassword/PredictablePBEPasswordABICase2.jav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beKeySpec = new PBEKeySpec(encryptKey,salt,10000,16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thod call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redictablepbepassword/PredictablePBEPasswordABICase3.jav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beKeySpec = new PBEKeySpec(password.toCharArray(),salt,iterationCount,keyLength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thod cal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redictablepbepassword/PredictablePBEPasswordABMC1.jav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beKeySpec = new PBEKeySpec(password.toCharArray(),salt,iterationCount,keyLength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thod cal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redictablepbepassword/PredictablePBEPasswordABPSCase1.jav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beKeySpec = new PBEKeySpec(defaultKey.toCharArray(),salt,iterationCount,keyLength)</text:p>
          </table:table-cell>
          <table:table-cell office:value-type="string" calcext:value-type="string">
            <text:p>true negativ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redictablepbepassword/PredictablePBEPasswordABSCase1.jav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beKeySpec = new PBEKeySpec(passedPassword.toCharArray(),salt,iterationCount,keyLength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thod call + condi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redictablepbepassword/PredictablePBEPasswordBBCase1.jav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beKeySpec = new PBEKeySpec(defaultKey.toCharArray(),salt,iterationCount,keyLength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thod cal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redictablepbepassword/PredictablePBEPasswordBBCase2.jav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beKeySpec = new PBEKeySpec(defaultKey,salt,iterationCount,keyLength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har Arra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redictablepbepassword/PredictablePBEPasswordCorrected.jav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beKeySpec = new PBEKeySpec(password.toCharArray(),salt,iterationCount,keyLength)</text:p>
          </table:table-cell>
          <table:table-cell office:value-type="string" calcext:value-type="string">
            <text:p>true negativ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beiteration/LessThan1000IterationPBEABHCase1.jav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beParamSpec = new PBEParameterSpec(salt, iteration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ashMa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beiteration/LessThan1000IterationPBEABICase1.jav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beParamSpec = new PBEParameterSpec(salt, count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beiteration/LessThan1000IterationPBEABICase2.jav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beParamSpec = new PBEParameterSpec(salt, Integer.parseInt(String.valueOf(count))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thod cal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beiteration/LessThan1000IterationPBEABICase3.jav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be = new PBEParameterSpec(salt, count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beiteration/LessThan1000IterationPBEABMC1.jav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beParamSpec = new PBEParameterSpec(salt, count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s warn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beiteration/LessThan1000IterationPBEABPSCase1.jav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beParamSpec = new PBEParameterSpec(salt, count)</text:p>
          </table:table-cell>
          <table:table-cell office:value-type="string" calcext:value-type="string">
            <text:p>true negativ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ck &lt; 10000 but nevertheless picks wrong value 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beiteration/LessThan1000IterationPBEABSCase1.jav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beParamSpec = new PBEParameterSpec(salt,passedCount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ws wrong line but picks wrong val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beiteration/LessThan1000IterationPBEBBCase1.jav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beParamSpec = new PBEParameterSpec(salt, count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beiteration/LessThan1000IterationPBECorrected.jav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beParamSpec = new PBEParameterSpec(salt, count)</text:p>
          </table:table-cell>
          <table:table-cell office:value-type="string" calcext:value-type="string">
            <text:p>true negativ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eck &lt; 1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staticsalts/StaticSaltsABHCase1.jav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beParamSpec = new PBEParameterSpec(salt, count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yte Array initialization with variabl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staticsalts/StaticSaltsABICase1.jav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beParamSpec = new PBEParameterSpec(salt, count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staticsalts/StaticSaltsABICase2.jav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beParamSpec = new PBEParameterSpec(new byte[]{Byte.parseByte(salt.toString())}, count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thod cal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staticsalts/StaticSaltsABICase3.jav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beParamSpec = new PBEParameterSpec(salt, count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staticsalts/StaticSaltsABMC1.jav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beParamSpec = new PBEParameterSpec(salt, count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s warn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staticsalts/StaticSaltsABPSCase1.jav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beParamSpec = new PBEParameterSpec(salt, count)</text:p>
          </table:table-cell>
          <table:table-cell office:value-type="string" calcext:value-type="string">
            <text:p>true negativ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staticsalts/StaticSaltsABSCase1.jav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beParamSpec = new PBEParameterSpec(passedSalt, count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itialization in construc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staticsalts/StaticSaltsBBCase1.jav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beParamSpec = new PBEParameterSpec(salt, count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staticsalts/StaticSaltsCorrected.jav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beParamSpec = new PBEParameterSpec(salt, count)</text:p>
          </table:table-cell>
          <table:table-cell office:value-type="string" calcext:value-type="string">
            <text:p>true negativ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redictableseeds/PredictableSeedsABHCase4.jav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cureRandom sr = new SecureRandom(new byte[]{b}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ray declaration in (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redictableseeds/PredictableSeedsABICase2.jav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cureRandom sr = new SecureRandom(new byte[]{seed}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ray declaration in (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redictableseeds/PredictableSeedsABICase4.jav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cureRandom sr = new SecureRandom(new byte[]{Byte.parseByte(seed.toString())}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thod call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redictableseeds/PredictableSeedsABICase6.jav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cureRandom sr = new SecureRandom(new byte[]{seed}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ray declaration in (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redictableseeds/PredictableSeedsABMC2.jav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ureRandom sr = new SecureRandom(new byte[]{seed}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ray declaration in (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redictableseeds/PredictableSeedsABPSCase2.jav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//SecureRandom sr = new SecureRandom(new byte[]{seed}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redictableseeds/PredictableSeedsABPSCase2.ja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cureRandom sr = new SecureRandom(seed)</text:p>
          </table:table-cell>
          <table:table-cell office:value-type="string" calcext:value-type="string">
            <text:p>true negativ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diti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redictableseeds/PredictableSeedsABSCase2.jav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cureRandom sr = new SecureRandom(new byte[]{passedSeed}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thod calls + array declaration in (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ubuntu/crypto-tool-evaluation/CryptoAPI-Bench/src/main/java/org/cryptoapi/bench/predictableseeds/PredictableSeedsBBCase2.jav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cureRandom sr = new SecureRandom(new byte[]{seed}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ray declaration in (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umber of positive test cases</text:p>
          </table:table-cell>
          <table:table-cell table:formula="of:=SUM([.D2:.D134])" office:value-type="float" office:value="63" calcext:value-type="float">
            <text:p>63</text:p>
          </table:table-cell>
          <table:table-cell office:value-type="string" calcext:value-type="string">
            <text:p>Summe</text:p>
          </table:table-cell>
          <table:table-cell/>
          <table:table-cell office:value-type="string" calcext:value-type="string">
            <text:p>positives</text:p>
          </table:table-cell>
          <table:table-cell table:formula="of:=SUMIF([.D2:.D134];1;[.F2:.F134])" office:value-type="float" office:value="26" calcext:value-type="float">
            <text:p>26</text:p>
          </table:table-cell>
          <table:table-cell/>
          <table:table-cell table:formula="of:=SUMIF([.D2:.D134];1;[.H2:.H134])" office:value-type="float" office:value="50" calcext:value-type="float">
            <text:p>50</text:p>
          </table:table-cell>
          <table:table-cell/>
          <table:table-cell table:formula="of:=SUMIF([.D2:.D134];1;[.J2:.J134]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Number of negative test cases</text:p>
          </table:table-cell>
          <table:table-cell table:formula="of:=COUNTIF([.D2:.D134];&quot;true negative&quot;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positives percentage</text:p>
          </table:table-cell>
          <table:table-cell table:formula="of:=([.F135]/[.B135])*100" office:value-type="float" office:value="41.2698412698413" calcext:value-type="float">
            <text:p>41,2698412698413</text:p>
          </table:table-cell>
          <table:table-cell/>
          <table:table-cell table:formula="of:=([.H135]/[.B135])*100" office:value-type="float" office:value="79.3650793650794" calcext:value-type="float">
            <text:p>79,3650793650794</text:p>
          </table:table-cell>
          <table:table-cell/>
          <table:table-cell table:formula="of:=([.J135]/[.B135])*100" office:value-type="float" office:value="46.031746031746" calcext:value-type="float">
            <text:p>46,03174603174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egatives</text:p>
          </table:table-cell>
          <table:table-cell table:formula="of:=[.B136]-SUMIF([.D2:.D134];&quot;true negative&quot;;[.F2:.F134])" office:value-type="float" office:value="9" calcext:value-type="float">
            <text:p>9</text:p>
          </table:table-cell>
          <table:table-cell/>
          <table:table-cell table:formula="of:=[.B136]-SUMIF([.D2:.D134];&quot;true negative&quot;;[.H2:.H134])" office:value-type="float" office:value="7" calcext:value-type="float">
            <text:p>7</text:p>
          </table:table-cell>
          <table:table-cell/>
          <table:table-cell table:formula="of:=[.B136]-SUMIF([.D2:.D134];&quot;true negative&quot;;[.J2:.J134])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egatives percentage</text:p>
          </table:table-cell>
          <table:table-cell table:formula="of:=([.F137]/[.B136])*100" office:value-type="float" office:value="60" calcext:value-type="float">
            <text:p>60</text:p>
          </table:table-cell>
          <table:table-cell/>
          <table:table-cell table:formula="of:=([.H137]/[.B136])*100" office:value-type="float" office:value="46.6666666666667" calcext:value-type="float">
            <text:p>46,6666666666667</text:p>
          </table:table-cell>
          <table:table-cell/>
          <table:table-cell table:formula="of:=([.J137]/[.B136])*100" office:value-type="float" office:value="46.6666666666667" calcext:value-type="float">
            <text:p>46,66666666666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0T00:55:18.747000000</dc:date>
    <meta:editing-duration>PT23H21M12S</meta:editing-duration>
    <meta:editing-cycles>37</meta:editing-cycles>
    <meta:generator>LibreOffice/5.3.5.2$Windows_X86_64 LibreOffice_project/50d9bf2b0a79cdb85a3814b592608037a682059d</meta:generator>
    <meta:document-statistic meta:table-count="1" meta:cell-count="1072" meta:object-count="0"/>
  </office:meta>
</office:document-meta>
</file>